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2f40" officeooo:paragraph-rsid="00052f40" style:font-weight-asian="bold" style:font-weight-complex="bold"/>
    </style:style>
    <style:style style:name="P2" style:family="paragraph" style:parent-style-name="Standard">
      <style:text-properties fo:font-weight="normal" officeooo:rsid="00052f40" officeooo:paragraph-rsid="00052f40" style:font-weight-asian="normal" style:font-weight-complex="normal"/>
    </style:style>
    <style:style style:name="P3" style:family="paragraph" style:parent-style-name="Standard">
      <style:text-properties fo:font-weight="normal" officeooo:rsid="00066120" officeooo:paragraph-rsid="00066120" style:font-weight-asian="normal" style:font-weight-complex="normal"/>
    </style:style>
    <style:style style:name="P4" style:family="paragraph" style:parent-style-name="Standard">
      <style:text-properties fo:font-weight="bold" officeooo:rsid="00066120" officeooo:paragraph-rsid="00066120" style:font-weight-asian="bold" style:font-weight-complex="bold"/>
    </style:style>
    <style:style style:name="T1" style:family="text">
      <style:text-properties officeooo:rsid="00066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gn-items vs Align-content</text:p>
      <text:p text:style-name="P1"/>
      <text:p text:style-name="P2">Align-items works on each row individual while align-content works on the whole parent container (all its children).</text:p>
      <text:p text:style-name="P2"/>
      <text:p text:style-name="P3">----------------------------------------------------------------------------------------------------------------------------</text:p>
      <text:p text:style-name="P3"/>
      <text:p text:style-name="P4">Flex-basis</text:p>
      <text:p text:style-name="P4"/>
      <text:p text:style-name="P3">It looks only on the main-axis (take <text:span text:style-name="T1">into </text:span>consideration that based on the flex-direction property the main-axis changes from horizontal to vertical <text:span text:style-name="T1">and vice versa</text:span>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2:51:14.873000000</meta:creation-date>
    <dc:date>2025-03-28T13:35:51.453000000</dc:date>
    <meta:editing-duration>PT34M21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5" meta:word-count="47" meta:character-count="442" meta:non-whitespace-character-count="400"/>
  </office:meta>
</office:document-meta>
</file>